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66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27.24pt"/>
    </style:style>
    <style:style style:name="co4" style:family="table-column">
      <style:table-column-properties fo:break-before="auto" style:column-width="40.34pt"/>
    </style:style>
    <style:style style:name="co5" style:family="table-column">
      <style:table-column-properties fo:break-before="auto" style:column-width="33.39pt"/>
    </style:style>
    <style:style style:name="co6" style:family="table-column">
      <style:table-column-properties fo:break-before="auto" style:column-width="41.9pt"/>
    </style:style>
    <style:style style:name="co7" style:family="table-column">
      <style:table-column-properties fo:break-before="auto" style:column-width="38.04pt"/>
    </style:style>
    <style:style style:name="co8" style:family="table-column">
      <style:table-column-properties fo:break-before="auto" style:column-width="100.6pt"/>
    </style:style>
    <style:style style:name="co9" style:family="table-column">
      <style:table-column-properties fo:break-before="auto" style:column-width="28.01pt"/>
    </style:style>
    <style:style style:name="co10" style:family="table-column">
      <style:table-column-properties fo:break-before="auto" style:column-width="86.71pt"/>
    </style:style>
    <style:style style:name="co11" style:family="table-column">
      <style:table-column-properties fo:break-before="auto" style:column-width="66.61pt"/>
    </style:style>
    <style:style style:name="co12" style:family="table-column">
      <style:table-column-properties fo:break-before="auto" style:column-width="69.7pt"/>
    </style:style>
    <style:style style:name="co13" style:family="table-column">
      <style:table-column-properties fo:break-before="auto" style:column-width="63.5pt"/>
    </style:style>
    <style:style style:name="co14" style:family="table-column">
      <style:table-column-properties fo:break-before="auto" style:column-width="60.46pt"/>
    </style:style>
    <style:style style:name="co15" style:family="table-column">
      <style:table-column-properties fo:break-before="auto" style:column-width="75.09pt"/>
    </style:style>
    <style:style style:name="co16" style:family="table-column">
      <style:table-column-properties fo:break-before="auto" style:column-width="150.35pt"/>
    </style:style>
    <style:style style:name="co17" style:family="table-column">
      <style:table-column-properties fo:break-before="auto" style:column-width="59.64pt"/>
    </style:style>
    <style:style style:name="co18" style:family="table-column">
      <style:table-column-properties fo:break-before="auto" style:column-width="71.26pt"/>
    </style:style>
    <style:style style:name="co19" style:family="table-column">
      <style:table-column-properties fo:break-before="auto" style:column-width="146.89pt"/>
    </style:style>
    <style:style style:name="co20" style:family="table-column">
      <style:table-column-properties fo:break-before="auto" style:column-width="140.71pt"/>
    </style:style>
    <style:style style:name="co21" style:family="table-column">
      <style:table-column-properties fo:break-before="auto" style:column-width="70.44pt"/>
    </style:style>
    <style:style style:name="co22" style:family="table-column">
      <style:table-column-properties fo:break-before="auto" style:column-width="85.89pt"/>
    </style:style>
    <style:style style:name="co23" style:family="table-column">
      <style:table-column-properties fo:break-before="auto" style:column-width="103.66pt"/>
    </style:style>
    <style:style style:name="co24" style:family="table-column">
      <style:table-column-properties fo:break-before="auto" style:column-width="64.01pt"/>
    </style:style>
    <style:style style:name="co25" style:family="table-column">
      <style:table-column-properties fo:break-before="auto" style:column-width="126.79pt"/>
    </style:style>
    <style:style style:name="co26" style:family="table-column">
      <style:table-column-properties fo:break-before="auto" style:column-width="158.46pt"/>
    </style:style>
    <style:style style:name="co27" style:family="table-column">
      <style:table-column-properties fo:break-before="auto" style:column-width="124.5pt"/>
    </style:style>
    <style:style style:name="co28" style:family="table-column">
      <style:table-column-properties fo:break-before="auto" style:column-width="137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 style:data-style-name="N100"/>
    <style:style style:name="ce6" style:family="table-cell" style:parent-style-name="Default">
      <style:table-cell-properties fo:background-color="#89c765"/>
    </style:style>
  </office:automatic-styles>
  <office:body>
    <office:spreadsheet>
      <table:calculation-settings table:automatic-find-labels="false" table:use-regular-expressions="false" table:use-wildcards="true"/>
      <table:table table:name="test_dfs_kiz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ce5"/>
        <table:table-column table:style-name="co8" table:default-cell-style-name="ce5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5"/>
        <table:table-column table:style-name="co13" table:default-cell-style-name="Default"/>
        <table:table-column table:style-name="co14" table:default-cell-style-name="Default"/>
        <table:table-column table:style-name="co15" table:default-cell-style-name="ce5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9" table:default-cell-style-name="Default"/>
        <table:table-column table:style-name="co23" table:default-cell-style-name="ce6"/>
        <table:table-column table:style-name="co24" table:number-columns-repeated="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7" table:default-cell-style-name="Default"/>
        <table:table-column table:style-name="co28" table:default-cell-style-name="ce5"/>
        <table:table-column table:style-name="co20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hh_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_id</text:p>
          </table:table-cell>
          <table:table-cell table:style-name="Default" office:value-type="string" calcext:value-type="string">
            <text:p>head</text:p>
          </table:table-cell>
          <table:table-cell office:value-type="string" calcext:value-type="string">
            <text:p>hhtyp</text:p>
          </table:table-cell>
          <table:table-cell office:value-type="string" calcext:value-type="string">
            <text:p>hh_korr</text:p>
          </table:table-cell>
          <table:table-cell office:value-type="string" calcext:value-type="string">
            <text:p>hhsize</text:p>
          </table:table-cell>
          <table:table-cell table:style-name="Default" office:value-type="string" calcext:value-type="string">
            <text:p>kind</text:p>
          </table:table-cell>
          <table:table-cell table:style-name="Default" office:value-type="string" calcext:value-type="string">
            <text:p>kindergeld_anspruch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arbeitsstunden_w</text:p>
          </table:table-cell>
          <table:table-cell office:value-type="string" calcext:value-type="string">
            <text:p>bruttolohn_m</text:p>
          </table:table-cell>
          <table:table-cell table:style-name="Default" office:value-type="string" calcext:value-type="string">
            <text:p>in_ausbildung</text:p>
          </table:table-cell>
          <table:table-cell office:value-type="string" calcext:value-type="string">
            <text:p>kaltmiete_m_hh</text:p>
          </table:table-cell>
          <table:table-cell office:value-type="string" calcext:value-type="string">
            <text:p>heizkosten_m_hh</text:p>
          </table:table-cell>
          <table:table-cell table:style-name="Default" office:value-type="string" calcext:value-type="string">
            <text:p>alleinerziehend</text:p>
          </table:table-cell>
          <table:table-cell office:value-type="string" calcext:value-type="string">
            <text:p>alleinerziehenden_mehrbedarf_hh</text:p>
          </table:table-cell>
          <table:table-cell office:value-type="string" calcext:value-type="string">
            <text:p>anz_erw_tu</text:p>
          </table:table-cell>
          <table:table-cell office:value-type="string" calcext:value-type="string">
            <text:p>anz_kinder_tu</text:p>
          </table:table-cell>
          <table:table-cell office:value-type="string" calcext:value-type="string">
            <text:p>_arbeitsl_geld_2_brutto_eink_hh</text:p>
          </table:table-cell>
          <table:table-cell office:value-type="string" calcext:value-type="string">
            <text:p>arbeitsl_geld_2_eink_hh</text:p>
          </table:table-cell>
          <table:table-cell office:value-type="string" calcext:value-type="string">
            <text:p>kindergeld_m_hh</text:p>
          </table:table-cell>
          <table:table-cell office:value-type="string" calcext:value-type="string">
            <text:p>unterhaltsvors_m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_kinderzuschlag_m_vorläufig</text:p>
          </table:table-cell>
          <table:table-cell table:number-columns-repeated="3"/>
          <table:table-cell office:value-type="string" calcext:value-type="string">
            <text:p>kinderzuschlag_eink_regel</text:p>
          </table:table-cell>
          <table:table-cell office:value-type="string" calcext:value-type="string">
            <text:p>kinderzuschlag_kosten_unterk_m</text:p>
          </table:table-cell>
          <table:table-cell/>
          <table:table-cell office:value-type="string" calcext:value-type="string">
            <text:p>kinderzuschlag_eink_regel</text:p>
          </table:table-cell>
          <table:table-cell office:value-type="string" calcext:value-type="string">
            <text:p>kinderzuschlag_eink_max</text:p>
          </table:table-cell>
          <table:table-cell table:style-name="Default" office:value-type="string" calcext:value-type="string">
            <text:p>kinderzuschlag_eink_spanne</text:p>
          </table:table-cell>
          <table:table-cell office:value-type="string" calcext:value-type="string">
            <text:p>kinderzuschlag_eink_anrechn</text:p>
          </table:table-cell>
          <table:table-cell office:value-type="string" calcext:value-type="string">
            <text:p>kinderzuschlag_temp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float" office:value="644" calcext:value-type="float">
            <text:p>644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office:value-type="float" office:value="728" calcext:value-type="float">
            <text:p>728</text:p>
          </table:table-cell>
          <table:table-cell office:value-type="float" office:value="665.28" calcext:value-type="float">
            <text:p>665.28</text:p>
          </table:table-cell>
          <table:table-cell/>
          <table:table-cell office:value-type="float" office:value="1393.28" calcext:value-type="float">
            <text:p>1393.28</text:p>
          </table:table-cell>
          <table:table-cell office:value-type="float" office:value="1563.3" calcext:value-type="float">
            <text:p>1563.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float" office:value="644" calcext:value-type="float">
            <text:p>644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office:value-type="float" office:value="728" calcext:value-type="float">
            <text:p>728</text:p>
          </table:table-cell>
          <table:table-cell office:value-type="float" office:value="665.28" calcext:value-type="float">
            <text:p>665.28</text:p>
          </table:table-cell>
          <table:table-cell/>
          <table:table-cell office:value-type="float" office:value="1393.28" calcext:value-type="float">
            <text:p>1393.28</text:p>
          </table:table-cell>
          <table:table-cell office:value-type="float" office:value="1563.3" calcext:value-type="float">
            <text:p>1563.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float" office:value="644" calcext:value-type="float">
            <text:p>644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office:value-type="float" office:value="728" calcext:value-type="float">
            <text:p>728</text:p>
          </table:table-cell>
          <table:table-cell office:value-type="float" office:value="665.28" calcext:value-type="float">
            <text:p>665.28</text:p>
          </table:table-cell>
          <table:table-cell/>
          <table:table-cell office:value-type="float" office:value="1393.28" calcext:value-type="float">
            <text:p>1393.28</text:p>
          </table:table-cell>
          <table:table-cell office:value-type="float" office:value="1563.3" calcext:value-type="float">
            <text:p>1563.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90" calcext:value-type="float">
            <text:p>690</text:p>
          </table:table-cell>
          <table:table-cell table:number-columns-repeated="2"/>
          <table:table-cell office:value-type="float" office:value="690" calcext:value-type="float">
            <text:p>690</text:p>
          </table:table-cell>
          <table:table-cell/>
          <table:table-cell table:style-name="Default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90" calcext:value-type="float">
            <text:p>690</text:p>
          </table:table-cell>
          <table:table-cell table:number-columns-repeated="2"/>
          <table:table-cell office:value-type="float" office:value="690" calcext:value-type="float">
            <text:p>690</text:p>
          </table:table-cell>
          <table:table-cell/>
          <table:table-cell table:style-name="Default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719" calcext:value-type="float">
            <text:p>719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2009" calcext:value-type="float">
            <text:p>2009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office:value-type="float" office:value="488.24" calcext:value-type="float">
            <text:p>488.24</text:p>
          </table:table-cell>
          <table:table-cell office:value-type="float" office:value="364.32" calcext:value-type="float">
            <text:p>364.32</text:p>
          </table:table-cell>
          <table:table-cell/>
          <table:table-cell office:value-type="float" office:value="852.56" calcext:value-type="float">
            <text:p>852.56</text:p>
          </table:table-cell>
          <table:table-cell office:value-type="float" office:value="992.6" calcext:value-type="float">
            <text:p>992.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719" calcext:value-type="float">
            <text:p>719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2009" calcext:value-type="float">
            <text:p>2009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office:value-type="float" office:value="488.24" calcext:value-type="float">
            <text:p>488.24</text:p>
          </table:table-cell>
          <table:table-cell office:value-type="float" office:value="364.32" calcext:value-type="float">
            <text:p>364.32</text:p>
          </table:table-cell>
          <table:table-cell/>
          <table:table-cell office:value-type="float" office:value="852.56" calcext:value-type="float">
            <text:p>852.56</text:p>
          </table:table-cell>
          <table:table-cell office:value-type="float" office:value="992.6" calcext:value-type="float">
            <text:p>992.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1500" calcext:value-type="float">
            <text:p>1500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216.65" calcext:value-type="float">
            <text:p>216.65</text:p>
          </table:table-cell>
          <table:table-cell table:number-columns-repeated="3"/>
          <table:table-cell office:value-type="float" office:value="608.4" calcext:value-type="float">
            <text:p>608.4</text:p>
          </table:table-cell>
          <table:table-cell office:value-type="float" office:value="601.1" calcext:value-type="float">
            <text:p>601.1</text:p>
          </table:table-cell>
          <table:table-cell/>
          <table:table-cell table:formula="of:=[.AC9]+[.AD9]" office:value-type="float" office:value="1209.5" calcext:value-type="float">
            <text:p>1209.5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TRUE</text:p>
          </table:table-cell>
          <table:table-cell table:formula="of:=([.U9]-[.AF9])*0.7" office:value-type="float" office:value="203.35" calcext:value-type="float">
            <text:p>203.35</text:p>
          </table:table-cell>
          <table:table-cell table:formula="of:=3*140-[.AI9]" office:value-type="float" office:value="216.65" calcext:value-type="float">
            <text:p>216.6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1500" calcext:value-type="float">
            <text:p>1500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216.65" calcext:value-type="float">
            <text:p>216.65</text:p>
          </table:table-cell>
          <table:table-cell table:number-columns-repeated="3"/>
          <table:table-cell office:value-type="float" office:value="608.4" calcext:value-type="float">
            <text:p>608.4</text:p>
          </table:table-cell>
          <table:table-cell office:value-type="float" office:value="601.1" calcext:value-type="float">
            <text:p>601.1</text:p>
          </table:table-cell>
          <table:table-cell/>
          <table:table-cell table:formula="of:=[.AC10]+[.AD10]" office:value-type="float" office:value="1209.5" calcext:value-type="float">
            <text:p>1209.5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TRUE</text:p>
          </table:table-cell>
          <table:table-cell table:formula="of:=([.U10]-[.AF10])*0.7" office:value-type="float" office:value="203.35" calcext:value-type="float">
            <text:p>203.35</text:p>
          </table:table-cell>
          <table:table-cell table:formula="of:=3*140-[.AI10]" office:value-type="float" office:value="216.65" calcext:value-type="float">
            <text:p>216.6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1500" calcext:value-type="float">
            <text:p>1500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216.65" calcext:value-type="float">
            <text:p>216.65</text:p>
          </table:table-cell>
          <table:table-cell table:number-columns-repeated="3"/>
          <table:table-cell office:value-type="float" office:value="608.4" calcext:value-type="float">
            <text:p>608.4</text:p>
          </table:table-cell>
          <table:table-cell office:value-type="float" office:value="601.1" calcext:value-type="float">
            <text:p>601.1</text:p>
          </table:table-cell>
          <table:table-cell/>
          <table:table-cell table:formula="of:=[.AC11]+[.AD11]" office:value-type="float" office:value="1209.5" calcext:value-type="float">
            <text:p>1209.5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TRUE</text:p>
          </table:table-cell>
          <table:table-cell table:formula="of:=([.U11]-[.AF11])*0.7" office:value-type="float" office:value="203.35" calcext:value-type="float">
            <text:p>203.35</text:p>
          </table:table-cell>
          <table:table-cell table:formula="of:=3*140-[.AI11]" office:value-type="float" office:value="216.65" calcext:value-type="float">
            <text:p>216.6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1500" calcext:value-type="float">
            <text:p>1500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216.65" calcext:value-type="float">
            <text:p>216.65</text:p>
          </table:table-cell>
          <table:table-cell table:number-columns-repeated="3"/>
          <table:table-cell office:value-type="float" office:value="608.4" calcext:value-type="float">
            <text:p>608.4</text:p>
          </table:table-cell>
          <table:table-cell office:value-type="float" office:value="601.1" calcext:value-type="float">
            <text:p>601.1</text:p>
          </table:table-cell>
          <table:table-cell/>
          <table:table-cell table:formula="of:=[.AC12]+[.AD12]" office:value-type="float" office:value="1209.5" calcext:value-type="float">
            <text:p>1209.5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TRUE</text:p>
          </table:table-cell>
          <table:table-cell table:formula="of:=([.U12]-[.AF12])*0.7" office:value-type="float" office:value="203.35" calcext:value-type="float">
            <text:p>203.35</text:p>
          </table:table-cell>
          <table:table-cell table:formula="of:=3*140-[.AI12]" office:value-type="float" office:value="216.65" calcext:value-type="float">
            <text:p>216.6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1500" calcext:value-type="float">
            <text:p>1500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216.65" calcext:value-type="float">
            <text:p>216.65</text:p>
          </table:table-cell>
          <table:table-cell table:number-columns-repeated="3"/>
          <table:table-cell office:value-type="float" office:value="608.4" calcext:value-type="float">
            <text:p>608.4</text:p>
          </table:table-cell>
          <table:table-cell office:value-type="float" office:value="601.1" calcext:value-type="float">
            <text:p>601.1</text:p>
          </table:table-cell>
          <table:table-cell/>
          <table:table-cell table:formula="of:=[.AC13]+[.AD13]" office:value-type="float" office:value="1209.5" calcext:value-type="float">
            <text:p>1209.5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TRUE</text:p>
          </table:table-cell>
          <table:table-cell table:formula="of:=([.U13]-[.AF13])*0.7" office:value-type="float" office:value="203.35" calcext:value-type="float">
            <text:p>203.35</text:p>
          </table:table-cell>
          <table:table-cell table:formula="of:=3*140-[.AI13]" office:value-type="float" office:value="216.65" calcext:value-type="float">
            <text:p>216.6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720" calcext:value-type="float">
            <text:p>72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1578" calcext:value-type="float">
            <text:p>15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873" calcext:value-type="float">
            <text:p>873</text:p>
          </table:table-cell>
          <table:table-cell table:number-columns-repeated="2"/>
          <table:table-cell office:value-type="float" office:value="873" calcext:value-type="float">
            <text:p>873</text:p>
          </table:table-cell>
          <table:table-cell/>
          <table:table-cell table:style-name="Default"/>
          <table:table-cell office:value-type="float" office:value="352.5" calcext:value-type="float">
            <text:p>352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720" calcext:value-type="float">
            <text:p>72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1578" calcext:value-type="float">
            <text:p>15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873" calcext:value-type="float">
            <text:p>873</text:p>
          </table:table-cell>
          <table:table-cell table:number-columns-repeated="2"/>
          <table:table-cell office:value-type="float" office:value="873" calcext:value-type="float">
            <text:p>873</text:p>
          </table:table-cell>
          <table:table-cell/>
          <table:table-cell table:style-name="Default"/>
          <table:table-cell office:value-type="float" office:value="352.5" calcext:value-type="float">
            <text:p>352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720" calcext:value-type="float">
            <text:p>72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1578" calcext:value-type="float">
            <text:p>15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873" calcext:value-type="float">
            <text:p>873</text:p>
          </table:table-cell>
          <table:table-cell table:number-columns-repeated="2"/>
          <table:table-cell office:value-type="float" office:value="873" calcext:value-type="float">
            <text:p>873</text:p>
          </table:table-cell>
          <table:table-cell/>
          <table:table-cell table:style-name="Default"/>
          <table:table-cell office:value-type="float" office:value="352.5" calcext:value-type="float">
            <text:p>352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719" calcext:value-type="float">
            <text:p>719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88.24" calcext:value-type="float">
            <text:p>488.24</text:p>
          </table:table-cell>
          <table:table-cell office:value-type="float" office:value="364.32" calcext:value-type="float">
            <text:p>364.32</text:p>
          </table:table-cell>
          <table:table-cell/>
          <table:table-cell office:value-type="float" office:value="852.56" calcext:value-type="float">
            <text:p>852.56</text:p>
          </table:table-cell>
          <table:table-cell office:value-type="float" office:value="992.6" calcext:value-type="float">
            <text:p>992.6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719" calcext:value-type="float">
            <text:p>719</text:p>
          </table:table-cell>
          <table:table-cell office:value-type="float" office:value="194" calcext:value-type="float">
            <text:p>194</text:p>
          </table:table-cell>
          <table:table-cell office:value-type="float" office:value="160" calcext:value-type="float">
            <text:p>160</text:p>
          </table:table-cell>
          <table:table-cell office:value-type="float" office:value="2019" calcext:value-type="float">
            <text:p>201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88.24" calcext:value-type="float">
            <text:p>488.24</text:p>
          </table:table-cell>
          <table:table-cell office:value-type="float" office:value="364.32" calcext:value-type="float">
            <text:p>364.32</text:p>
          </table:table-cell>
          <table:table-cell/>
          <table:table-cell office:value-type="float" office:value="852.56" calcext:value-type="float">
            <text:p>852.56</text:p>
          </table:table-cell>
          <table:table-cell office:value-type="float" office:value="992.6" calcext:value-type="float">
            <text:p>992.6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float" office:value="644" calcext:value-type="float">
            <text:p>644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728" calcext:value-type="float">
            <text:p>728</text:p>
          </table:table-cell>
          <table:table-cell office:value-type="float" office:value="665.28" calcext:value-type="float">
            <text:p>665.28</text:p>
          </table:table-cell>
          <table:table-cell/>
          <table:table-cell office:value-type="float" office:value="1393.28" calcext:value-type="float">
            <text:p>1393.28</text:p>
          </table:table-cell>
          <table:table-cell office:value-type="float" office:value="1563.3" calcext:value-type="float">
            <text:p>1563.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float" office:value="644" calcext:value-type="float">
            <text:p>644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728" calcext:value-type="float">
            <text:p>728</text:p>
          </table:table-cell>
          <table:table-cell office:value-type="float" office:value="665.28" calcext:value-type="float">
            <text:p>665.28</text:p>
          </table:table-cell>
          <table:table-cell/>
          <table:table-cell office:value-type="float" office:value="1393.28" calcext:value-type="float">
            <text:p>1393.28</text:p>
          </table:table-cell>
          <table:table-cell office:value-type="float" office:value="1563.3" calcext:value-type="float">
            <text:p>1563.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float" office:value="644" calcext:value-type="float">
            <text:p>644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728" calcext:value-type="float">
            <text:p>728</text:p>
          </table:table-cell>
          <table:table-cell office:value-type="float" office:value="665.28" calcext:value-type="float">
            <text:p>665.28</text:p>
          </table:table-cell>
          <table:table-cell/>
          <table:table-cell office:value-type="float" office:value="1393.28" calcext:value-type="float">
            <text:p>1393.28</text:p>
          </table:table-cell>
          <table:table-cell office:value-type="float" office:value="1563.3" calcext:value-type="float">
            <text:p>1563.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719" calcext:value-type="float">
            <text:p>719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117.5" calcext:value-type="float">
            <text:p>117.5</text:p>
          </table:table-cell>
          <table:table-cell table:number-columns-repeated="3"/>
          <table:table-cell office:value-type="float" office:value="488.24" calcext:value-type="float">
            <text:p>488.24</text:p>
          </table:table-cell>
          <table:table-cell office:value-type="float" office:value="364.32" calcext:value-type="float">
            <text:p>364.32</text:p>
          </table:table-cell>
          <table:table-cell/>
          <table:table-cell office:value-type="float" office:value="852.56" calcext:value-type="float">
            <text:p>852.56</text:p>
          </table:table-cell>
          <table:table-cell office:value-type="float" office:value="992.6" calcext:value-type="float">
            <text:p>992.6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719" calcext:value-type="float">
            <text:p>719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117.5" calcext:value-type="float">
            <text:p>117.5</text:p>
          </table:table-cell>
          <table:table-cell table:number-columns-repeated="3"/>
          <table:table-cell office:value-type="float" office:value="488.24" calcext:value-type="float">
            <text:p>488.24</text:p>
          </table:table-cell>
          <table:table-cell office:value-type="float" office:value="364.32" calcext:value-type="float">
            <text:p>364.32</text:p>
          </table:table-cell>
          <table:table-cell/>
          <table:table-cell office:value-type="float" office:value="852.56" calcext:value-type="float">
            <text:p>852.56</text:p>
          </table:table-cell>
          <table:table-cell office:value-type="float" office:value="992.6" calcext:value-type="float">
            <text:p>992.6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FALSE</text:p>
          </table:table-cell>
          <table:table-cell office:value-type="float" office:value="800" calcext:value-type="float">
            <text:p>8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00" calcext:value-type="float">
            <text:p>1300</text:p>
          </table:table-cell>
          <table:table-cell office:value-type="float" office:value="900" calcext:value-type="float">
            <text:p>900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359" calcext:value-type="float">
            <text:p>359</text:p>
          </table:table-cell>
          <table:table-cell office:value-type="float" office:value="633.41" calcext:value-type="float">
            <text:p>633.41</text:p>
          </table:table-cell>
          <table:table-cell/>
          <table:table-cell office:value-type="float" office:value="992.41" calcext:value-type="float">
            <text:p>992.41</text:p>
          </table:table-cell>
          <table:table-cell office:value-type="float" office:value="1272.4" calcext:value-type="float">
            <text:p>1272.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800" calcext:value-type="float">
            <text:p>8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00" calcext:value-type="float">
            <text:p>1300</text:p>
          </table:table-cell>
          <table:table-cell office:value-type="float" office:value="900" calcext:value-type="float">
            <text:p>900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359" calcext:value-type="float">
            <text:p>359</text:p>
          </table:table-cell>
          <table:table-cell office:value-type="float" office:value="633.41" calcext:value-type="float">
            <text:p>633.41</text:p>
          </table:table-cell>
          <table:table-cell/>
          <table:table-cell office:value-type="float" office:value="992.41" calcext:value-type="float">
            <text:p>992.41</text:p>
          </table:table-cell>
          <table:table-cell office:value-type="float" office:value="1272.4" calcext:value-type="float">
            <text:p>1272.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RUE</text:p>
          </table:table-cell>
          <table:table-cell office:value-type="float" office:value="800" calcext:value-type="float">
            <text:p>8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00" calcext:value-type="float">
            <text:p>1300</text:p>
          </table:table-cell>
          <table:table-cell office:value-type="float" office:value="900" calcext:value-type="float">
            <text:p>900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359" calcext:value-type="float">
            <text:p>359</text:p>
          </table:table-cell>
          <table:table-cell office:value-type="float" office:value="633.41" calcext:value-type="float">
            <text:p>633.41</text:p>
          </table:table-cell>
          <table:table-cell/>
          <table:table-cell office:value-type="float" office:value="992.41" calcext:value-type="float">
            <text:p>992.41</text:p>
          </table:table-cell>
          <table:table-cell office:value-type="float" office:value="1272.4" calcext:value-type="float">
            <text:p>1272.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RUE</text:p>
          </table:table-cell>
          <table:table-cell office:value-type="float" office:value="800" calcext:value-type="float">
            <text:p>8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00" calcext:value-type="float">
            <text:p>1300</text:p>
          </table:table-cell>
          <table:table-cell office:value-type="float" office:value="900" calcext:value-type="float">
            <text:p>900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359" calcext:value-type="float">
            <text:p>359</text:p>
          </table:table-cell>
          <table:table-cell office:value-type="float" office:value="633.41" calcext:value-type="float">
            <text:p>633.41</text:p>
          </table:table-cell>
          <table:table-cell/>
          <table:table-cell office:value-type="float" office:value="992.41" calcext:value-type="float">
            <text:p>992.41</text:p>
          </table:table-cell>
          <table:table-cell office:value-type="float" office:value="1272.4" calcext:value-type="float">
            <text:p>1272.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8">00/00/0000</text:date>, <text:time style:data-style-name="N2" text:time-value="18:57:24.1853374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18T18:57:32.581040225</dc:date>
    <meta:editing-duration>PT1H8M46S</meta:editing-duration>
    <meta:editing-cycles>11</meta:editing-cycles>
    <meta:generator>LibreOffice/6.0.7.3$Linux_X86_64 LibreOffice_project/00m0$Build-3</meta:generator>
    <meta:document-statistic meta:table-count="1" meta:cell-count="845" meta:object-count="0"/>
  </office:meta>
</office:document-meta>
</file>